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MgOpen Modata" svg:font-family="'MgOpen Modata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31b37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3536a9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3cb150"/>
    </style:style>
    <style:style style:name="P6" style:family="paragraph" style:parent-style-name="Standard">
      <style:text-properties style:font-name="FreeSans1" officeooo:rsid="002ad1fc" officeooo:paragraph-rsid="0040eba0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02cd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0eba0"/>
    </style:style>
    <style:style style:name="P11" style:family="paragraph" style:parent-style-name="Standard">
      <style:text-properties style:font-name="BetecknaLowerCase1" officeooo:rsid="001290e9" officeooo:paragraph-rsid="0040eba0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MgOpen Modata" fo:font-size="96pt" style:font-size-asian="96pt" style:font-size-complex="96pt"/>
    </style:style>
    <style:style style:name="P14" style:family="paragraph">
      <style:paragraph-properties fo:text-align="center"/>
    </style:style>
    <style:style style:name="P15" style:family="paragraph">
      <style:text-properties style:font-name="FreeSans1"/>
    </style:style>
    <style:style style:name="P16" style:family="paragraph">
      <style:text-properties style:font-name="FreeSans1" fo:font-size="12pt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2c60f1"/>
    </style:style>
    <style:style style:name="T6" style:family="text">
      <style:text-properties fo:font-style="normal" officeooo:rsid="0040eba0" style:font-name-asian="Droid Sans Fallback" style:font-style-asian="normal" style:font-name-complex="FreeSans2" style:font-style-complex="normal"/>
    </style:style>
    <style:style style:name="T7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8" style:family="text">
      <style:text-properties officeooo:rsid="0039e7bf"/>
    </style:style>
    <style:style style:name="T9" style:family="text">
      <style:text-properties style:font-name="MgOpen Modata" fo:font-size="92pt" officeooo:rsid="003ae4db" style:font-size-asian="92pt" style:font-size-complex="92pt"/>
    </style:style>
    <style:style style:name="T10" style:family="text">
      <style:text-properties style:font-name="MgOpen Modata" fo:font-size="46pt" officeooo:rsid="003ae4db" style:font-size-asian="46pt" style:font-size-complex="46pt"/>
    </style:style>
    <style:style style:name="T11" style:family="text">
      <style:text-properties style:font-name="MgOpen Modata" fo:font-size="22.7000007629395pt" officeooo:rsid="003536a9" style:font-size-asian="22.7000007629395pt" style:font-size-complex="22.7000007629395pt"/>
    </style:style>
    <style:style style:name="T12" style:family="text">
      <style:text-properties style:font-name="MgOpen Modata" fo:font-size="22.7000007629395pt" officeooo:rsid="003ae4db" style:font-size-asian="22.7000007629395pt" style:font-size-complex="22.7000007629395pt"/>
    </style:style>
    <style:style style:name="T13" style:family="text">
      <style:text-properties style:font-name="MgOpen Modata" fo:font-size="22.7000007629395pt" officeooo:rsid="003cb150" style:font-size-asian="22.7000007629395pt" style:font-size-complex="22.7000007629395pt"/>
    </style:style>
    <style:style style:name="T14" style:family="text">
      <style:text-properties style:font-name="MgOpen Modata" fo:font-size="10pt" officeooo:rsid="003ae4db" style:font-size-asian="10pt" style:font-size-complex="10pt"/>
    </style:style>
    <style:style style:name="T15" style:family="text">
      <style:text-properties style:font-name="MgOpen Modata" fo:font-size="4pt" officeooo:rsid="003ae4db" style:font-size-asian="4pt" style:font-size-complex="22.7000007629395pt"/>
    </style:style>
    <style:style style:name="T16" style:family="text">
      <style:text-properties style:font-size-complex="22.7000007629395pt"/>
    </style:style>
    <style:style style:name="T17" style:family="text">
      <style:text-properties fo:font-size="5pt" officeooo:rsid="003536a9" style:font-size-asian="5pt" style:font-size-complex="5pt"/>
    </style:style>
    <style:style style:name="T18" style:family="text">
      <style:text-properties officeooo:rsid="0040eba0"/>
    </style:style>
    <style:style style:name="T19" style:family="text">
      <style:text-properties officeooo:rsid="001f5956"/>
    </style:style>
    <style:style style:name="T20" style:family="text">
      <style:text-properties style:font-name="MgOpen Modata" fo:font-size="96pt" style:font-size-asian="96pt" style:font-size-complex="96pt"/>
    </style:style>
    <style:style style:name="T21" style:family="text">
      <style:text-properties style:font-name="FreeSans1"/>
    </style:style>
    <style:style style:name="T22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3.724cm" svg:height="5.546cm" svg:x="15.016cm" svg:y="1.859cm">
        <draw:text-box>
          <text:p><text:span text:style-name="T20">R</text:span></text:p>
        </draw:text-box>
      </draw:frame>
      <draw:line text:anchor-type="page" text:anchor-page-number="1" draw:z-index="1" draw:style-name="gr2" draw:text-style-name="P14" svg:x1="17.231cm" svg:y1="4.72cm" svg:x2="17.97cm" svg:y2="5.609cm">
        <text:p/>
      </draw:line>
      <draw:line text:anchor-type="page" text:anchor-page-number="1" draw:z-index="2" draw:style-name="gr3" draw:text-style-name="P14" svg:x1="15.778cm" svg:y1="2.979cm" svg:x2="15.783cm" svg:y2="5.547cm">
        <text:p/>
      </draw:line>
      <draw:frame text:anchor-type="page" text:anchor-page-number="1" draw:z-index="3" draw:style-name="gr4" draw:text-style-name="P15" svg:width="0.237cm" svg:height="0.579cm" svg:x="15.296cm" svg:y="3.344cm">
        <draw:text-box>
          <text:p><text:span text:style-name="T21">1</text:span></text:p>
        </draw:text-box>
      </draw:frame>
      <draw:frame text:anchor-type="page" text:anchor-page-number="1" draw:z-index="4" draw:style-name="gr5" draw:text-style-name="P16" svg:width="0.237cm" svg:height="0.511cm" svg:x="17.868cm" svg:y="4.538cm">
        <draw:text-box>
          <text:p><text:span text:style-name="T22">3</text:span></text:p>
        </draw:text-box>
      </draw:frame>
      <draw:line text:anchor-type="page" text:anchor-page-number="1" draw:z-index="5" draw:style-name="gr6" draw:text-style-name="P14" svg:x1="16.939cm" svg:y1="2.835cm" svg:x2="16.034cm" svg:y2="2.835cm">
        <text:p/>
      </draw:line>
      <draw:path text:anchor-type="page" text:anchor-page-number="1" draw:z-index="6" draw:style-name="gr3" draw:text-style-name="P17" svg:width="1.716cm" svg:height="0.857cm" draw:transform="rotate (-1.5707963267949) translate (17.7733779118644cm 2.83456817807745cm)" svg:viewBox="0 0 1717 858" svg:d="M1711 858c129-1304-1713-970-1711-6">
        <text:p/>
      </draw:path>
      <draw:frame text:anchor-type="page" text:anchor-page-number="1" draw:z-index="7" draw:style-name="gr5" draw:text-style-name="P16" svg:width="0.237cm" svg:height="0.511cm" svg:x="17.773cm" svg:y="2.529cm">
        <draw:text-box>
          <text:p><text:span text:style-name="T22">2</text:span></text:p>
        </draw:text-box>
      </draw:frame>
      <text:p text:style-name="P7">LATIN CAPITAL LETTER <text:span text:style-name="T8">R</text:span></text:p>
      <text:p text:style-name="P8">Das große <text:span text:style-name="T8">Err</text:span></text:p>
      <text:p text:style-name="P3"/>
      <text:p text:style-name="P6"><text:span text:style-name="T18">Raum </text:span><text:span text:style-name="T2">•</text:span><text:span text:style-name="T4"> </text:span><text:span text:style-name="T6">Ruhe </text:span><text:span text:style-name="T3">•</text:span><text:span text:style-name="T7"> </text:span><text:span text:style-name="T6">Regierung </text:span><text:span text:style-name="T3">•</text:span><text:span text:style-name="T7"> </text:span><text:span text:style-name="T6">Restaurant </text:span><text:span text:style-name="T3">•</text:span><text:span text:style-name="T7"> </text:span><text:span text:style-name="T6">Regen</text:span></text:p>
      <text:p text:style-name="P4"><text:span text:style-name="Outline_5f_very_5f_large"><text:span text:style-name="T9">RRRRRRR</text:span></text:span></text:p>
      <text:p text:style-name="P5"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text:span text:style-name="Outline_5f_large"><text:span text:style-name="T14"> </text:span></text:span><text:span text:style-name="Outline_5f_large"><text:span text:style-name="T10">R</text:span></text:span></text:p>
      <text:p text:style-name="P11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1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1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1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1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1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0"><text:span text:style-name="Outline"><text:span text:style-name="T13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7"> </text:span></text:span><text:span text:style-name="Outline"><text:span text:style-name="T11">R</text:span></text:span><text:span text:style-name="Outline"><text:span text:style-name="T16"> </text:span></text:span></text:p>
      <text:p text:style-name="P11"><draw:line text:anchor-type="paragraph" draw:z-index="8" draw:style-name="gr7" draw:text-style-name="P14" svg:x1="0cm" svg:y1="0.319cm" svg:x2="17cm" svg:y2="0.319cm"><text:p/></draw:line><draw:line text:anchor-type="paragraph" draw:z-index="9" draw:style-name="gr7" draw:text-style-name="P14" svg:x1="0cm" svg:y1="0.72cm" svg:x2="17cm" svg:y2="0.72cm"><text:p/></draw:line><draw:line text:anchor-type="paragraph" draw:z-index="10" draw:style-name="gr7" draw:text-style-name="P14" svg:x1="0cm" svg:y1="0.921cm" svg:x2="17cm" svg:y2="0.921cm"><text:p/></draw:line><draw:line text:anchor-type="paragraph" draw:z-index="11" draw:style-name="gr7" draw:text-style-name="P14" svg:x1="0cm" svg:y1="0.52cm" svg:x2="17cm" svg:y2="0.52cm"><text:p/></draw:line><text:span text:style-name="Outline"><text:span text:style-name="T11">R</text:span></text:span><text:span text:style-name="Outline"><text:span text:style-name="T16"> </text:span></text:span></text:p>
      <text:p text:style-name="P9"><draw:line text:anchor-type="paragraph" draw:z-index="12" draw:style-name="gr7" draw:text-style-name="P14" svg:x1="0cm" svg:y1="0.319cm" svg:x2="17cm" svg:y2="0.319cm"><text:p/></draw:line><draw:line text:anchor-type="paragraph" draw:z-index="13" draw:style-name="gr7" draw:text-style-name="P14" svg:x1="0cm" svg:y1="0.921cm" svg:x2="17cm" svg:y2="0.921cm"><text:p/></draw:line><text:span text:style-name="Zeilenanfang"><text:span text:style-name="T15"> </text:span></text:span><text:span text:style-name="Outline"><text:span text:style-name="T12">R</text:span></text:span><text:span text:style-name="Outline"><text:span text:style-name="T5"> </text:span></text:span></text:p>
      <text:p text:style-name="P1"/>
      <text:p text:style-name="P1"/>
      <text:p text:style-name="P2"><text:span text:style-name="T1">©</text:span> Copyright 2016 Stephan Kreutzer, <text:span text:style-name="T19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MgOpen Modata" svg:font-family="'MgOpen Modata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4:11.560122231</dc:date>
    <dc:creator>Stephan Kreutzer</dc:creator>
    <meta:editing-duration>PT2H53M14S</meta:editing-duration>
    <meta:editing-cycles>6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9" meta:character-count="1203" meta:non-whitespace-character-count="699"/>
  </office:meta>
</office:document-meta>
</file>